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18" style:family="table-column">
      <style:table-column-properties style:column-width="3.3465in" style:use-optimal-column-width="false"/>
    </style:style>
    <style:style style:name="TableColumn19" style:family="table-column">
      <style:table-column-properties style:column-width="3.3465in" style:use-optimal-column-width="false"/>
    </style:style>
    <style:style style:name="Table17" style:family="table">
      <style:table-properties style:width="6.693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Textbody" style:family="paragraph">
      <style:paragraph-properties fo:text-align="center"/>
    </style:style>
    <style:style style:name="P33" style:parent-style-name="Textbody" style:family="paragraph">
      <style:paragraph-properties fo:break-before="page" fo:text-align="center"/>
    </style:style>
    <style:style style:name="P3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5" style:parent-style-name="Textbody" style:family="paragraph">
      <style:paragraph-properties fo:break-before="page"/>
    </style:style>
    <style:style style:name="TableColumn37" style:family="table-column">
      <style:table-column-properties style:column-width="1.1159in" style:use-optimal-column-width="false"/>
    </style:style>
    <style:style style:name="TableColumn38" style:family="table-column">
      <style:table-column-properties style:column-width="1.1159in" style:use-optimal-column-width="false"/>
    </style:style>
    <style:style style:name="TableColumn39" style:family="table-column">
      <style:table-column-properties style:column-width="1.1159in" style:use-optimal-column-width="false"/>
    </style:style>
    <style:style style:name="TableColumn40" style:family="table-column">
      <style:table-column-properties style:column-width="1.1159in" style:use-optimal-column-width="false"/>
    </style:style>
    <style:style style:name="TableColumn41" style:family="table-column">
      <style:table-column-properties style:column-width="1.1159in" style:use-optimal-column-width="false"/>
    </style:style>
    <style:style style:name="TableColumn42" style:family="table-column">
      <style:table-column-properties style:column-width="1.1159in" style:use-optimal-column-width="false"/>
    </style:style>
    <style:style style:name="Table36" style:family="table">
      <style:table-properties style:width="6.6958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34in solid #000000" style:writing-mode="lr-tb" fo:padding-top="0in" fo:padding-left="0in" fo:padding-bottom="0in" fo:padding-right="0in"/>
    </style:style>
    <style:style style:name="P45" style:parent-style-name="TableContents" style:family="paragraph">
      <style:paragraph-properties fo:text-align="center" fo:background-color="#7DA7D8"/>
      <style:text-properties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0.0034in solid #000000" fo:background-color="#DAE5F5" style:writing-mode="lr-tb" fo:padding-top="0in" fo:padding-left="0in" fo:padding-bottom="0in" fo:padding-right="0in"/>
    </style:style>
    <style:style style:name="P58" style:parent-style-name="TableContents" style:family="paragraph">
      <style:paragraph-properties fo:text-align="cente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0" style:parent-style-name="TableContents" style:family="paragraph">
      <style:paragraph-properties fo:text-align="center"/>
    </style:style>
    <style:style style:name="TableRow71" style:family="table-row">
      <style:table-row-properties style:min-row-height="0.777in"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5" style:parent-style-name="TableContents" style:family="paragraph">
      <style:paragraph-properties fo:text-align="center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min-row-height="0.493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6" style:parent-style-name="TableContents" style:family="paragraph">
      <style:paragraph-properties fo:text-align="center"/>
      <style:text-properties fo:language="es" fo:country="ES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8" style:parent-style-name="TableContents" style:family="paragraph">
      <style:paragraph-properties fo:text-align="center"/>
      <style:text-properties fo:language="es" fo:country="ES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0" style:parent-style-name="TableContents" style:family="paragraph">
      <style:paragraph-properties fo:text-align="center"/>
      <style:text-properties fo:language="es" fo:country="ES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3" style:parent-style-name="TableContents" style:family="paragraph">
      <style:paragraph-properties fo:text-align="center"/>
      <style:text-properties fo:language="es" fo:country="ES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5" style:parent-style-name="TableContents" style:family="paragraph">
      <style:paragraph-properties fo:text-align="center"/>
      <style:text-properties fo:language="es" fo:country="ES"/>
    </style:style>
    <style:style style:name="P96" style:parent-style-name="Título1" style:family="paragraph">
      <style:paragraph-properties fo:break-before="page"/>
    </style:style>
    <style:style style:name="T97" style:parent-style-name="Fuentedepárrafopredeter." style:family="text">
      <style:text-properties fo:font-style="italic" style:font-style-asian="italic"/>
    </style:style>
    <style:style style:name="T98" style:parent-style-name="Fuentedepárrafopredeter." style:family="text">
      <style:text-properties fo:font-style="italic" style:font-style-asian="italic"/>
    </style:style>
    <style:style style:name="TableColumn100" style:family="table-column">
      <style:table-column-properties style:column-width="1in" style:use-optimal-column-width="false"/>
    </style:style>
    <style:style style:name="TableColumn101" style:family="table-column">
      <style:table-column-properties style:column-width="0.9701in" style:use-optimal-column-width="false"/>
    </style:style>
    <style:style style:name="Table99" style:family="table">
      <style:table-properties style:width="1.9701in" fo:margin-left="2.3437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127" style:parent-style-name="Fuentedepárrafopredeter." style:family="text">
      <style:text-properties fo:font-size="18pt" style:font-size-asian="18pt" style:font-size-complex="18pt"/>
    </style:style>
    <style:style style:name="P128" style:parent-style-name="Textbody" style:family="paragraph">
      <style:text-properties style:font-name="Arial"/>
    </style:style>
    <style:style style:name="TableColumn130" style:family="table-column">
      <style:table-column-properties style:column-width="1.5041in" style:use-optimal-column-width="false"/>
    </style:style>
    <style:style style:name="TableColumn131" style:family="table-column">
      <style:table-column-properties style:column-width="1.5875in" style:use-optimal-column-width="false"/>
    </style:style>
    <style:style style:name="TableColumn132" style:family="table-column">
      <style:table-column-properties style:column-width="2.2666in" style:use-optimal-column-width="false"/>
    </style:style>
    <style:style style:name="Table129" style:family="table">
      <style:table-properties style:width="5.3583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Liberation Serif" fo:color="#FFFFFF"/>
    </style:style>
    <style:style style:name="TableCell136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Liberation Serif" fo:color="#FFFFFF"/>
    </style:style>
    <style:style style:name="TableCell138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Liberation Serif" fo:color="#FFFFFF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Liberation Serif" fo:color="#FFFFFF"/>
    </style:style>
    <style:style style:name="TableCell143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Liberation Serif" fo:color="#000000"/>
    </style:style>
    <style:style style:name="TableCell145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46" style:parent-style-name="Fuentedepárrafopredeter." style:family="text">
      <style:text-properties style:font-name="Calibri, sans-serif" fo:color="#000000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Serif" fo:color="#FFFFFF"/>
    </style:style>
    <style:style style:name="TableCell150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Liberation Serif" fo:color="#000000"/>
    </style:style>
    <style:style style:name="TableCell152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53" style:parent-style-name="Fuentedepárrafopredeter." style:family="text">
      <style:text-properties style:font-name="Calibri, sans-serif"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erif" fo:color="#FFFFFF"/>
    </style:style>
    <style:style style:name="TableCell15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beration Serif" fo:color="#000000"/>
    </style:style>
    <style:style style:name="TableCell159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60" style:parent-style-name="Fuentedepárrafopredeter." style:family="text">
      <style:text-properties style:font-name="Calibri, sans-serif"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erif" fo:color="#FFFFFF"/>
    </style:style>
    <style:style style:name="TableCell164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erif" fo:color="#000000"/>
    </style:style>
    <style:style style:name="TableCell166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67" style:parent-style-name="Fuentedepárrafopredeter." style:family="text">
      <style:text-properties style:font-name="Calibri, sans-serif" fo:color="#0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Liberation Serif" fo:color="#FFFFFF"/>
    </style:style>
    <style:style style:name="TableCell171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erif" fo:color="#000000"/>
    </style:style>
    <style:style style:name="TableCell17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74" style:parent-style-name="Fuentedepárrafopredeter." style:family="text">
      <style:text-properties style:font-name="Calibri, sans-serif" fo:color="#000000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background-color="#4D4D4D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Liberation Serif" fo:color="#FFFFFF"/>
    </style:style>
    <style:style style:name="TableCell178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Liberation Serif" fo:color="#000000"/>
    </style:style>
    <style:style style:name="TableCell180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181" style:parent-style-name="Fuentedepárrafopredeter." style:family="text">
      <style:text-properties style:font-name="Calibri, sans-serif" fo:color="#000000"/>
    </style:style>
    <style:style style:name="T182" style:parent-style-name="Fuentedepárrafopredeter." style:family="text">
      <style:text-properties fo:font-size="18pt" style:font-size-asian="18pt" style:font-size-complex="18pt"/>
    </style:style>
    <style:style style:name="P183" style:parent-style-name="Textbody" style:family="paragraph">
      <style:paragraph-properties fo:line-height="104%" fo:text-indent="-0.25in"/>
    </style:style>
    <style:style style:name="P184" style:parent-style-name="Textbody" style:family="paragraph">
      <style:paragraph-properties fo:line-height="104%" fo:text-indent="-0.25in"/>
    </style:style>
    <style:style style:name="P185" style:parent-style-name="Textbody" style:family="paragraph">
      <style:paragraph-properties fo:line-height="104%" fo:text-indent="-0.25in"/>
    </style:style>
    <style:style style:name="T186" style:parent-style-name="Fuentedepárrafopredeter." style:family="text">
      <style:text-properties fo:font-style="italic" style:font-style-asian="italic"/>
    </style:style>
    <style:style style:name="T187" style:parent-style-name="Fuentedepárrafopredeter." style:family="text">
      <style:text-properties fo:font-style="italic" style:font-style-asian="italic"/>
    </style:style>
    <style:style style:name="P188" style:parent-style-name="Textbody" style:family="paragraph">
      <style:paragraph-properties fo:line-height="104%" fo:text-indent="-0.25in"/>
    </style:style>
    <style:style style:name="P189" style:parent-style-name="Textbody" style:family="paragraph">
      <style:paragraph-properties fo:line-height="104%" fo:text-indent="-0.25in"/>
    </style:style>
    <style:style style:name="P190" style:parent-style-name="Textbody" style:family="paragraph">
      <style:paragraph-properties fo:line-height="104%" fo:text-indent="-0.25in"/>
    </style:style>
    <style:style style:name="P191" style:parent-style-name="Textbody" style:family="paragraph">
      <style:paragraph-properties fo:line-height="104%" fo:text-indent="-0.25in"/>
    </style:style>
    <style:style style:name="P192" style:parent-style-name="Textbody" style:family="paragraph">
      <style:paragraph-properties fo:line-height="104%"/>
    </style:style>
    <style:style style:name="T193" style:parent-style-name="Fuentedepárrafopredeter." style:family="text">
      <style:text-properties fo:language="es" fo:country="ES"/>
    </style:style>
    <style:style style:name="P194" style:parent-style-name="Textbody" style:family="paragraph">
      <style:paragraph-properties fo:line-height="104%"/>
    </style:style>
    <style:style style:name="P195" style:parent-style-name="Textbody" style:family="paragraph">
      <style:paragraph-properties fo:line-height="104%" fo:text-indent="-0.25in"/>
    </style:style>
    <style:style style:name="T196" style:parent-style-name="Fuentedepárrafopredeter." style:family="text">
      <style:text-properties fo:language="es" fo:country="ES"/>
    </style:style>
    <style:style style:name="P197" style:parent-style-name="Textbody" style:family="paragraph">
      <style:paragraph-properties fo:line-height="104%" fo:margin-left="0.4902in">
        <style:tab-stops/>
      </style:paragraph-properties>
      <style:text-properties fo:language="es" fo:country="ES"/>
    </style:style>
    <style:style style:name="P198" style:parent-style-name="Textbody" style:family="paragraph">
      <style:paragraph-properties fo:line-height="104%" fo:margin-left="0.4902in">
        <style:tab-stops/>
      </style:paragraph-properties>
      <style:text-properties fo:language="es" fo:country="ES"/>
    </style:style>
    <style:style style:name="P199" style:parent-style-name="Textbody" style:family="paragraph">
      <style:paragraph-properties fo:line-height="104%" fo:text-indent="-0.25in"/>
    </style:style>
    <style:style style:name="P200" style:parent-style-name="Textbody" style:family="paragraph">
      <style:paragraph-properties fo:line-height="104%" fo:margin-left="0.4902in" fo:text-indent="-0.25in">
        <style:tab-stops/>
      </style:paragraph-properties>
    </style:style>
    <style:style style:name="T201" style:parent-style-name="Fuentedepárrafopredeter." style:family="text">
      <style:text-properties fo:language="es" fo:country="ES"/>
    </style:style>
    <style:style style:name="T202" style:parent-style-name="Fuentedepárrafopredeter." style:family="text">
      <style:text-properties fo:language="es" fo:country="ES"/>
    </style:style>
    <style:style style:name="T203" style:parent-style-name="Fuentedepárrafopredeter." style:family="text">
      <style:text-properties fo:language="es" fo:country="ES"/>
    </style:style>
    <style:style style:name="T204" style:parent-style-name="Fuentedepárrafopredeter." style:family="text">
      <style:text-properties fo:language="es" fo:country="ES"/>
    </style:style>
    <style:style style:name="P205" style:parent-style-name="Textbody" style:family="paragraph">
      <style:paragraph-properties fo:line-height="104%" fo:margin-left="0.4902in" fo:text-indent="-0.25in">
        <style:tab-stops/>
      </style:paragraph-properties>
      <style:text-properties fo:language="es" fo:country="ES"/>
    </style:style>
    <style:style style:name="P206" style:parent-style-name="Textbody" style:family="paragraph">
      <style:paragraph-properties fo:line-height="104%" fo:text-indent="-0.25in"/>
    </style:style>
    <style:style style:name="P207" style:parent-style-name="Textbody" style:family="paragraph">
      <style:paragraph-properties fo:line-height="104%" fo:margin-left="0.4902in" fo:text-indent="-0.25in">
        <style:tab-stops/>
      </style:paragraph-properties>
    </style:style>
    <style:style style:name="T208" style:parent-style-name="Fuentedepárrafopredeter." style:family="text">
      <style:text-properties fo:language="es" fo:country="ES"/>
    </style:style>
    <style:style style:name="T209" style:parent-style-name="Fuentedepárrafopredeter." style:family="text">
      <style:text-properties fo:font-style="italic" style:font-style-asian="italic" fo:language="es" fo:country="ES"/>
    </style:style>
    <style:style style:name="T210" style:parent-style-name="Fuentedepárrafopredeter." style:family="text">
      <style:text-properties fo:language="es" fo:country="ES"/>
    </style:style>
    <style:style style:name="P211" style:parent-style-name="Textbody" style:family="paragraph">
      <style:paragraph-properties fo:line-height="104%" fo:margin-left="0.4902in" fo:text-indent="-0.25in">
        <style:tab-stops/>
      </style:paragraph-properties>
      <style:text-properties fo:language="es" fo:country="ES"/>
    </style:style>
    <style:style style:name="P212" style:parent-style-name="Textbody" style:family="paragraph">
      <style:paragraph-properties fo:line-height="104%" fo:text-indent="-0.25in"/>
    </style:style>
    <style:style style:name="P213" style:parent-style-name="Textbody" style:family="paragraph">
      <style:paragraph-properties fo:line-height="104%" fo:text-indent="-0.25in"/>
    </style:style>
    <style:style style:name="T214" style:parent-style-name="Fuentedepárrafopredeter." style:family="text">
      <style:text-properties fo:language="es" fo:country="ES"/>
    </style:style>
    <style:style style:name="P215" style:parent-style-name="Textbody" style:family="paragraph">
      <style:paragraph-properties fo:line-height="104%" fo:text-indent="-0.25in"/>
      <style:text-properties fo:language="es" fo:country="ES"/>
    </style:style>
    <style:style style:name="P216" style:parent-style-name="Textbody" style:family="paragraph">
      <style:paragraph-properties fo:line-height="104%" fo:text-indent="-0.25in"/>
      <style:text-properties fo:language="es" fo:country="ES"/>
    </style:style>
    <style:style style:name="P217" style:parent-style-name="Textbody" style:family="paragraph">
      <style:paragraph-properties fo:line-height="104%" fo:text-indent="-0.25in"/>
      <style:text-properties fo:language="es" fo:country="ES"/>
    </style:style>
    <style:style style:name="P218" style:parent-style-name="Textbody" style:family="paragraph">
      <style:paragraph-properties fo:line-height="104%" fo:text-indent="-0.25in"/>
      <style:text-properties fo:language="es" fo:country="ES"/>
    </style:style>
    <style:style style:name="P219" style:parent-style-name="Textbody" style:family="paragraph">
      <style:paragraph-properties fo:line-height="104%" fo:text-indent="-0.25in"/>
      <style:text-properties fo:language="es" fo:country="ES"/>
    </style:style>
    <style:style style:name="P220" style:parent-style-name="Textbody" style:family="paragraph">
      <style:paragraph-properties fo:line-height="104%" fo:text-indent="-0.25in"/>
    </style:style>
    <style:style style:name="P221" style:parent-style-name="Textbody" style:family="paragraph">
      <style:paragraph-properties fo:line-height="104%" fo:margin-left="0.4902in" fo:text-indent="-0.25in">
        <style:tab-stops/>
      </style:paragraph-properties>
    </style:style>
    <style:style style:name="T222" style:parent-style-name="Fuentedepárrafopredeter." style:family="text">
      <style:text-properties fo:language="es" fo:country="ES"/>
    </style:style>
    <style:style style:name="T223" style:parent-style-name="Fuentedepárrafopredeter." style:family="text">
      <style:text-properties fo:font-style="italic" style:font-style-asian="italic" fo:language="es" fo:country="ES"/>
    </style:style>
    <style:style style:name="T224" style:parent-style-name="Fuentedepárrafopredeter." style:family="text">
      <style:text-properties fo:language="es" fo:country="ES"/>
    </style:style>
    <style:style style:name="P225" style:parent-style-name="Textbody" style:family="paragraph">
      <style:paragraph-properties fo:line-height="104%" fo:margin-left="0.4902in" fo:text-indent="-0.25in">
        <style:tab-stops/>
      </style:paragraph-properties>
      <style:text-properties fo:language="es" fo:country="ES"/>
    </style:style>
    <style:style style:name="P226" style:parent-style-name="Textbody" style:family="paragraph">
      <style:paragraph-properties fo:line-height="104%" fo:text-indent="-0.25in"/>
    </style:style>
    <style:style style:name="P227" style:parent-style-name="Textbody" style:family="paragraph">
      <style:paragraph-properties fo:line-height="104%" fo:margin-left="1in" fo:text-indent="-0.25in">
        <style:tab-stops/>
      </style:paragraph-properties>
    </style:style>
    <style:style style:name="T228" style:parent-style-name="Fuentedepárrafopredeter." style:family="text">
      <style:text-properties style:font-name="Courier New"/>
    </style:style>
    <style:style style:name="T229" style:parent-style-name="Fuentedepárrafopredeter." style:family="text">
      <style:text-properties style:font-name="Courier New"/>
    </style:style>
    <style:style style:name="P230" style:parent-style-name="Textbody" style:family="paragraph">
      <style:paragraph-properties fo:line-height="104%" fo:margin-left="1in" fo:text-indent="-0.25in">
        <style:tab-stops/>
      </style:paragraph-properties>
    </style:style>
    <style:style style:name="T231" style:parent-style-name="Fuentedepárrafopredeter." style:family="text">
      <style:text-properties style:font-name="Courier New"/>
    </style:style>
    <style:style style:name="T232" style:parent-style-name="Fuentedepárrafopredeter." style:family="text">
      <style:text-properties style:font-name="Courier New"/>
    </style:style>
    <style:style style:name="P233" style:parent-style-name="Textbody" style:family="paragraph">
      <style:paragraph-properties fo:margin-left="0.4902in">
        <style:tab-stops/>
      </style:paragraph-properties>
      <style:text-properties fo:language="es" fo:country="ES"/>
    </style:style>
    <style:style style:name="P234" style:parent-style-name="Textbody" style:family="paragraph">
      <style:paragraph-properties fo:margin-left="0.4902in">
        <style:tab-stops/>
      </style:paragraph-properties>
    </style:style>
    <style:style style:name="P235" style:parent-style-name="Textbody" style:family="paragraph">
      <style:paragraph-properties fo:line-height="104%" fo:text-indent="-0.25in"/>
    </style:style>
    <style:style style:name="T236" style:parent-style-name="Fuentedepárrafopredeter." style:family="text">
      <style:text-properties fo:font-style="italic" style:font-style-asian="italic"/>
    </style:style>
    <style:style style:name="T237" style:parent-style-name="Fuentedepárrafopredeter." style:family="text">
      <style:text-properties fo:font-style="italic" style:font-style-asian="italic"/>
    </style:style>
    <style:style style:name="T238" style:parent-style-name="Fuentedepárrafopredeter." style:family="text">
      <style:text-properties fo:font-style="italic" style:font-style-asian="italic"/>
    </style:style>
    <style:style style:name="P239" style:parent-style-name="Textbody" style:family="paragraph">
      <style:paragraph-properties fo:line-height="104%" fo:text-indent="-0.25in"/>
    </style:style>
    <style:style style:name="T240" style:parent-style-name="Fuentedepárrafopredeter." style:family="text">
      <style:text-properties fo:font-style="italic" style:font-style-asian="italic"/>
    </style:style>
    <style:style style:name="T241" style:parent-style-name="Fuentedepárrafopredeter." style:family="text">
      <style:text-properties fo:font-style="italic" style:font-style-asian="italic"/>
    </style:style>
    <style:style style:name="T242" style:parent-style-name="Fuentedepárrafopredeter." style:family="text">
      <style:text-properties fo:font-style="italic" style:font-style-asian="italic"/>
    </style:style>
    <style:style style:name="T243" style:parent-style-name="Fuentedepárrafopredeter." style:family="text">
      <style:text-properties fo:font-style="italic" style:font-style-asian="italic"/>
    </style:style>
    <style:style style:name="T244" style:parent-style-name="Fuentedepárrafopredeter." style:family="text">
      <style:text-properties fo:font-style="italic" style:font-style-asian="italic"/>
    </style:style>
    <style:style style:name="T245" style:parent-style-name="Fuentedepárrafopredeter." style:family="text">
      <style:text-properties fo:font-style="italic" style:font-style-asian="italic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Título">ACTA DE CONSTITUCIÓN</text:p>
      <text:p text:style-name="Subtítulo">SEGUNDA<text:s/>ITERACIÓN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TableContents">Realizado por:</text:p>
          </table:table-cell>
          <table:table-cell table:style-name="TableCell22">
            <text:p text:style-name="TableContents">García Gonzalez, Andrés</text:p>
            <text:p text:style-name="TableContents">Vazquez Argumedo, Jesús</text:p>
            <text:p text:style-name="TableContents">Vazquez Encina, Alejandro</text:p>
            <text:p text:style-name="TableContents">Vera Recacha, Laura</text:p>
            <text:p text:style-name="TableContents">Villalba Ramírez, Javier</text:p>
          </table:table-cell>
        </table:table-row>
        <table:table-row table:style-name="TableRow23">
          <table:table-cell table:style-name="TableCell24">
            <text:p text:style-name="TableContents">Fecha de realización:</text:p>
          </table:table-cell>
          <table:table-cell table:style-name="TableCell25">
            <text:p text:style-name="TableContents">22<text:s/>de noviembre de 2017</text:p>
          </table:table-cell>
        </table:table-row>
        <table:table-row table:style-name="TableRow26">
          <table:table-cell table:style-name="TableCell27">
            <text:p text:style-name="TableContents">Revisión:</text:p>
          </table:table-cell>
          <table:table-cell table:style-name="TableCell28">
            <text:p text:style-name="TableContents">2.0</text:p>
          </table:table-cell>
        </table:table-row>
        <table:table-row table:style-name="TableRow29">
          <table:table-cell table:style-name="TableCell30">
            <text:p text:style-name="TableContents">Contacto:</text:p>
          </table:table-cell>
          <table:table-cell table:style-name="TableCell31">
            <text:p text:style-name="TableContents"><text:a xlink:href="mailto:javvilram@alum.us.es" office:target-frame-name="_top" xlink:show="replace">javvilram@alum.us.es</text:a></text:p>
          </table:table-cell>
        </table:table-row>
      </table:table>
      <text:p text:style-name="P32"/>
      <text:p text:style-name="P33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">Índice</text:p>
          <text:p text:style-name="Contents1"><text:a xlink:href="#__RefHeading___Toc408_641743559" office:target-frame-name="_top" xlink:show="replace">1. Descripción del Proyecto y Entregables<text:tab/>4</text:a></text:p>
          <text:p text:style-name="Contents1"><text:a xlink:href="#__RefHeading___Toc412_641743559" office:target-frame-name="_top" xlink:show="replace">2. Requisitos del proyecto y del producto<text:tab/>4</text:a></text:p>
          <text:p text:style-name="Contents1"><text:a xlink:href="#__RefHeading___Toc416_641743559" office:target-frame-name="_top" xlink:show="replace">3. Descripción del protocolo de comunicación del proyecto<text:tab/>5</text:a></text:p>
          <text:p text:style-name="Contents1"><text:a xlink:href="#__RefHeading___Toc579_342737938" office:target-frame-name="_top" xlink:show="replace">4. Tabla de interesados<text:tab/>5</text:a></text:p>
          <text:p text:style-name="Contents1"><text:a xlink:href="#__RefHeading___Toc446_342737938" office:target-frame-name="_top" xlink:show="replace">5. Criterios de aceptación<text:tab/>6</text:a></text:p>
          <text:p text:style-name="Contents1"><text:a xlink:href="#__RefHeading___Toc436_641743559" office:target-frame-name="_top" xlink:show="replace">6. Riesgos iniciales<text:tab/>6</text:a></text:p>
          <text:p text:style-name="Contents1"><text:a xlink:href="#__RefHeading___Toc581_342737938" office:target-frame-name="_top" xlink:show="replace">7. Coste<text:tab/>7</text:a></text:p>
          <text:p text:style-name="Contents1"><text:a xlink:href="#__RefHeading___Toc686_1210340357" office:target-frame-name="_top" xlink:show="replace">8. Solución a los requisitos específicos del cliente<text:tab/>7</text:a></text:p>
        </text:index-body>
      </text:table-of-content>
      <text:p text:style-name="Textbody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6">
            <text:p text:style-name="P45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Versión</text:p>
          </table:table-cell>
          <table:table-cell table:style-name="TableCell49">
            <text:p text:style-name="P50">Realizada por</text:p>
          </table:table-cell>
          <table:table-cell table:style-name="TableCell51">
            <text:p text:style-name="P52">Revisada por</text:p>
          </table:table-cell>
          <table:table-cell table:style-name="TableCell53">
            <text:p text:style-name="P54">Aprobada por</text:p>
          </table:table-cell>
          <table:table-cell table:style-name="TableCell55">
            <text:p text:style-name="P56">Fecha</text:p>
          </table:table-cell>
          <table:table-cell table:style-name="TableCell57">
            <text:p text:style-name="P58">Motivo</text:p>
          </table:table-cell>
        </table:table-row>
        <table:table-row table:style-name="TableRow59">
          <table:table-cell table:style-name="TableCell60">
            <text:p text:style-name="P61">1.0</text:p>
          </table:table-cell>
          <table:table-cell table:style-name="TableCell62">
            <text:p text:style-name="P63">Laura Vera Recacha</text:p>
          </table:table-cell>
          <table:table-cell table:style-name="TableCell64">
            <text:p text:style-name="P65">Adrián Luque Montoya</text:p>
          </table:table-cell>
          <table:table-cell table:style-name="TableCell66">
            <text:p text:style-name="TableContents"/>
          </table:table-cell>
          <table:table-cell table:style-name="TableCell67">
            <text:p text:style-name="P68">09/11/2017</text:p>
          </table:table-cell>
          <table:table-cell table:style-name="TableCell69">
            <text:p text:style-name="P70">Versión inicial del<text:s/>documento</text:p>
          </table:table-cell>
        </table:table-row>
        <table:table-row table:style-name="TableRow71">
          <table:table-cell table:style-name="TableCell72">
            <text:p text:style-name="P73">2.0</text:p>
          </table:table-cell>
          <table:table-cell table:style-name="TableCell74">
            <text:p text:style-name="P75">Laura Vera Recacha</text:p>
            <text:p text:style-name="P76">Andrés García González</text:p>
          </table:table-cell>
          <table:table-cell table:style-name="TableCell77">
            <text:p text:style-name="P78">Adrián Luque Montoya</text:p>
          </table:table-cell>
          <table:table-cell table:style-name="TableCell79">
            <text:p text:style-name="TableContents"/>
          </table:table-cell>
          <table:table-cell table:style-name="TableCell80">
            <text:p text:style-name="P81">22/11/2017</text:p>
          </table:table-cell>
          <table:table-cell table:style-name="TableCell82">
            <text:p text:style-name="P83">Primera mejora del documento</text:p>
          </table:table-cell>
        </table:table-row>
        <table:table-row table:style-name="TableRow84">
          <table:table-cell table:style-name="TableCell85">
            <text:p text:style-name="P86">2.1</text:p>
          </table:table-cell>
          <table:table-cell table:style-name="TableCell87">
            <text:p text:style-name="P88">Andrés García González</text:p>
          </table:table-cell>
          <table:table-cell table:style-name="TableCell89">
            <text:p text:style-name="P90">Adrián Luque Montoya</text:p>
          </table:table-cell>
          <table:table-cell table:style-name="TableCell91">
            <text:p text:style-name="TableContents"/>
          </table:table-cell>
          <table:table-cell table:style-name="TableCell92">
            <text:p text:style-name="P93">04/12/2017</text:p>
          </table:table-cell>
          <table:table-cell table:style-name="TableCell94">
            <text:p text:style-name="P95">Añadido plan de riesgos</text:p>
          </table:table-cell>
        </table:table-row>
      </table:table>
      <text:p text:style-name="Textbody"/>
      <text:h text:style-name="P96" text:outline-level="1"><text:bookmark-start text:name="_Toc497817503"/><text:bookmark-start text:name="_Toc497817481"/><text:bookmark-start text:name="__RefHeading___Toc408_641743559"/><text:bookmark-end text:name="_Toc497817503"/><text:bookmark-end text:name="_Toc497817481"/>1.<text:s/>Descripción del Proyecto y Entregables<text:bookmark-end text:name="__RefHeading___Toc408_641743559"/></text:h>
      <text:p text:style-name="Textbody"/>
      <text:p text:style-name="Textbody">En este proyecto está organizado por la Universidad de Sevilla, por la asignatura Planificación y Gestión de Proyectos Informáticos.</text:p>
      <text:p text:style-name="Textbody">El proyecto constará de varias iteraciones en las cuales están las siguientes tareas: reunión de planificación del sprint, reunión de revisión del sprint, reunión de retrospectiva del equipo y la elaboración de las gráficas de<text:s/><text:span text:style-name="T97">sprint brundown</text:span><text:s/>y de<text:s/><text:span text:style-name="T98">product burndown</text:span>.</text:p>
      <text:p text:style-name="Textbody">Su fecha de preparación fue el 20 de octubre de 2017</text:p>
      <text:p text:style-name="Textbody">Para el desarrollo<text:s/>del proyecto tenemos definidas las siguientes iteraciones:</text:p>
      <text:p text:style-name="Textbody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Iteración</text:p>
          </table:table-cell>
          <table:table-cell table:style-name="TableCell105">
            <text:p text:style-name="P106">Fecha</text:p>
          </table:table-cell>
        </table:table-row>
        <table:table-row table:style-name="TableRow107">
          <table:table-cell table:style-name="TableCell108">
            <text:p text:style-name="P109">1</text:p>
          </table:table-cell>
          <table:table-cell table:style-name="TableCell110">
            <text:p text:style-name="P111">09/11/2017</text:p>
          </table:table-cell>
        </table:table-row>
        <table:table-row table:style-name="TableRow112">
          <table:table-cell table:style-name="TableCell113">
            <text:p text:style-name="P114">2</text:p>
          </table:table-cell>
          <table:table-cell table:style-name="TableCell115">
            <text:p text:style-name="P116">23/11/2017</text:p>
          </table:table-cell>
        </table:table-row>
        <table:table-row table:style-name="TableRow117">
          <table:table-cell table:style-name="TableCell118">
            <text:p text:style-name="P119">3</text:p>
          </table:table-cell>
          <table:table-cell table:style-name="TableCell120">
            <text:p text:style-name="P121">07/12/2017</text:p>
          </table:table-cell>
        </table:table-row>
        <table:table-row table:style-name="TableRow122">
          <table:table-cell table:style-name="TableCell123">
            <text:p text:style-name="P124">4</text:p>
          </table:table-cell>
          <table:table-cell table:style-name="TableCell125">
            <text:p text:style-name="P126">21/12/2017</text:p>
          </table:table-cell>
        </table:table-row>
      </table:table>
      <text:p text:style-name="Textbody"/>
      <text:p text:style-name="Textbody">El proyecto será entregado el 22 de diciembre de 2017.</text:p>
      <text:h text:style-name="Título1" text:outline-level="1"><text:bookmark-start text:name="__RefHeading___Toc412_641743559"/>2.<text:s/>Requisitos del proyecto y del producto<text:bookmark-end text:name="__RefHeading___Toc412_641743559"/></text:h>
      <text:p text:style-name="Textbody"/>
      <text:p text:style-name="Textbody">El proyecto consta de una serie de requisitos para su correcta consecución que se pueden resumir en diseñar una solución a nuestro cliente para mejorar su gestión en el equipo del día a día siguiendo los principios<text:s/>del manifiesto ágil.</text:p>
      <text:p text:style-name="Textbody">Esta solución a diseñar depende de unos requisitos específicos para nuestros clientes: la forma en que deben comunicarse, el software que deben usar u otros.</text:p>
      <text:p text:style-name="Textbody">En nuestro caso los requisitos específicos de nuestro cliente son:</text:p>
      <text:p text:style-name="Textbody">-<text:tab/>Comunicación individual telemática</text:p>
      <text:p text:style-name="Textbody">-<text:tab/>Uso de software de código abierto (u open source)</text:p>
      <text:p text:style-name="Textbody">Cada uno de los productos a entregar en cada una de las iteraciones deben cumplir con los criterios de aceptación definidos en el apartado posterior y deben contener al menos<text:s/>los siguientes ítems:</text:p>
      <text:p text:style-name="Textbody">-<text:tab/>Acta de constitución del proyecto: documento actual, en él se analizan las bases del proyecto.</text:p>
      <text:p text:style-name="Textbody">-<text:tab/>Gestión del alcance: en él se define el alcance del proyecto y se realiza un desglose las tareas a realizar para su consecución.</text:p>
      <text:p text:style-name="Textbody">-<text:tab/>Planificación inicial y final: documento en el que se describe la planificación del proyecto y como es el real desarrollo de este.</text:p>
      <text:p text:style-name="Textbody">-<text:tab/>Lecciones aprendidas: en este apartado se indican los contratiempos o problemas que hemos encontrado a lo largo de la iteración<text:s/>y a su vez se trata de dar una posible solución para tratar de solventarlos a la siguiente</text:p>
      <text:p text:style-name="Textbody"/>
      <text:h text:style-name="Título1" text:outline-level="1"><text:bookmark-start text:name="__RefHeading___Toc416_641743559"/>3.<text:s/><text:span text:style-name="T127">Descripción del protocolo de comunicación del proyecto</text:span><text:bookmark-end text:name="__RefHeading___Toc416_641743559"/></text:h>
      <text:p text:style-name="P128"/>
      <text:p text:style-name="Textbody">Para definir las reuniones con el cliente nuestro Product owner se comunica con el Product manager a través del correo. Estos acuerdan un día y hora para realizar la reunión junto con todo el equipo.</text:p>
      <text:p text:style-name="Textbody">Se tratan los puntos del día que han definido anteriormente, se toma el acta de la reunión usando un plantilla realizada por nosotros; y se firma por todos los<text:s/>asistentes. Se manda también por correo al Product manager para que la valide y la firme.</text:p>
      <text:p text:style-name="Textbody">Para tratar puntos que necesitan una respuesta rápida usamos Telegram, tanto dentro del equipo como nuestro Product owner con el product manager. </text:p>
      <text:p text:style-name="Textbody">Las reuniones se<text:s/>realizan por una aplicación de código abierto específica para videoconferencias.</text:p>
      <text:p text:style-name="Textbody">Otra tipo de reuniones son las de retrospectiva, estas se realizan al final de la iteración. En ella se llevan a cabo temas como las lecciones aprendidas, que debemos mejorar,<text:s/>el estado del proyecto y que queda para acabarlo.</text:p>
      <text:h text:style-name="Título1" text:outline-level="1"><text:bookmark-start text:name="__RefHeading___Toc579_342737938"/>4.<text:s/>Tabla de interesados<text:bookmark-end text:name="__RefHeading___Toc579_342737938"/></text:h>
      <text:p text:style-name="Textbody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Nombre</text:p>
          </table:table-cell>
          <table:table-cell table:style-name="TableCell136">
            <text:p text:style-name="P137">Rol</text:p>
          </table:table-cell>
          <table:table-cell table:style-name="TableCell138">
            <text:p text:style-name="P139">Contacto</text:p>
          </table:table-cell>
        </table:table-row>
        <table:table-row table:style-name="TableRow140">
          <table:table-cell table:style-name="TableCell141">
            <text:p text:style-name="P142">García Gonzalez, Andrés</text:p>
          </table:table-cell>
          <table:table-cell table:style-name="TableCell143">
            <text:p text:style-name="P144">Analistas programadores</text:p>
          </table:table-cell>
          <table:table-cell table:style-name="TableCell145">
            <text:p text:style-name="TableContents"><text:a xlink:href="mailto:andgarq@gmail.com" office:target-frame-name="_top" xlink:show="replace"><text:span text:style-name="T146">andgarq@gmail.com</text:span></text:a></text:p>
          </table:table-cell>
        </table:table-row>
        <table:table-row table:style-name="TableRow147">
          <table:table-cell table:style-name="TableCell148">
            <text:p text:style-name="P149">Vazquez Argumedo, Jesús</text:p>
          </table:table-cell>
          <table:table-cell table:style-name="TableCell150">
            <text:p text:style-name="P151">Analistas programadores</text:p>
          </table:table-cell>
          <table:table-cell table:style-name="TableCell152">
            <text:p text:style-name="TableContents"><text:a xlink:href="mailto:jesvazarg@gmail.com" office:target-frame-name="_top" xlink:show="replace"><text:span text:style-name="T153">jesvazarg@gmail.com</text:span></text:a></text:p>
          </table:table-cell>
        </table:table-row>
        <table:table-row table:style-name="TableRow154">
          <table:table-cell table:style-name="TableCell155">
            <text:p text:style-name="P156">Vazquez Encina, Alejandro</text:p>
          </table:table-cell>
          <table:table-cell table:style-name="TableCell157">
            <text:p text:style-name="P158">Desarrolladores</text:p>
          </table:table-cell>
          <table:table-cell table:style-name="TableCell159">
            <text:p text:style-name="TableContents"><text:a xlink:href="mailto:alevazenc@gmail.com" office:target-frame-name="_top" xlink:show="replace"><text:span text:style-name="T160">alevazenc@gmail.com</text:span></text:a></text:p>
          </table:table-cell>
        </table:table-row>
        <table:table-row table:style-name="TableRow161">
          <table:table-cell table:style-name="TableCell162">
            <text:p text:style-name="P163">Vera Recacha, Laura</text:p>
          </table:table-cell>
          <table:table-cell table:style-name="TableCell164">
            <text:p text:style-name="P165">Desarrolladores</text:p>
          </table:table-cell>
          <table:table-cell table:style-name="TableCell166">
            <text:p text:style-name="TableContents"><text:a xlink:href="mailto:lauraverarec@gmail.com" office:target-frame-name="_top" xlink:show="replace"><text:span text:style-name="T167">lauraverarec@gmail.com</text:span></text:a></text:p>
          </table:table-cell>
        </table:table-row>
        <table:table-row table:style-name="TableRow168">
          <table:table-cell table:style-name="TableCell169">
            <text:p text:style-name="P170">Villalba Ramírez, Javier</text:p>
          </table:table-cell>
          <table:table-cell table:style-name="TableCell171">
            <text:p text:style-name="P172">Product owner</text:p>
          </table:table-cell>
          <table:table-cell table:style-name="TableCell173">
            <text:p text:style-name="TableContents"><text:a xlink:href="mailto:javvilram@alum.us.es" office:target-frame-name="_top" xlink:show="replace"><text:span text:style-name="T174">javvilram@alum.us.es</text:span></text:a></text:p>
          </table:table-cell>
        </table:table-row>
        <table:table-row table:style-name="TableRow175">
          <table:table-cell table:style-name="TableCell176">
            <text:p text:style-name="P177">Luque Montoya, Adrián</text:p>
          </table:table-cell>
          <table:table-cell table:style-name="TableCell178">
            <text:p text:style-name="P179">Product manager</text:p>
          </table:table-cell>
          <table:table-cell table:style-name="TableCell180">
            <text:p text:style-name="TableContents"><text:a xlink:href="mailto:adrluqmon@alum.us.es" office:target-frame-name="_top" xlink:show="replace"><text:span text:style-name="T181">adrluqmon@alum.us.es</text:span></text:a></text:p>
          </table:table-cell>
        </table:table-row>
      </table:table>
      <text:p text:style-name="Textbody"/>
      <text:h text:style-name="Título1" text:outline-level="1"/>
      <text:p text:style-name="Textbody"/>
      <text:p text:style-name="Textbody"/>
      <text:p text:style-name="Textbody"/>
      <text:h text:style-name="Título1" text:outline-level="1"><text:bookmark-start text:name="__RefHeading___Toc446_342737938"/>5.<text:span text:style-name="T182"><text:s text:c="2"/>Criterios de aceptación</text:span><text:bookmark-end text:name="__RefHeading___Toc446_342737938"/></text:h>
      <text:p text:style-name="Textbody"/>
      <text:p text:style-name="Textbody">Se han definido una serie de criterios de aceptación para determinar el nivel de consecución de los objetivos planteados.</text:p>
      <text:p text:style-name="P183"><text:tab/>-<text:s/>Debe existir una plantilla de documentos común para las comunicaciones entre cliente y proveedor</text:p>
      <text:p text:style-name="P184"><text:tab/>-<text:s/>Se deben llevar a cabo una serie de reuniones obligatorias dentro del equipo: reunión de planificación de sprint, reunión de revisión del sprint, reunión de retrospectiva del equipo.</text:p>
      <text:p text:style-name="P185"><text:tab/>-<text:s/>Se deben elaborar las gráficas de<text:s/><text:span text:style-name="T186">sprint burndown</text:span><text:s/>y<text:s/><text:span text:style-name="T187">product burndown<text:s/></text:span>en cada iteración.</text:p>
      <text:p text:style-name="P188"><text:tab/>-<text:s/>Se asume que el cliente desea obtener una solución de una calidad aceptable y que realmente le facilite y se adapte a su metodología de trabajo, asumiendo a su vez que esta solución cumple con los requisitos definidos previamente.</text:p>
      <text:p text:style-name="P189"><text:tab/>-<text:s/>Es obligatoria la entrega puntual de cada uno de los productos de la solución en cada una de las iteraciones.</text:p>
      <text:p text:style-name="P190"><text:tab/>-<text:s/>Los documentos recibidos por el cliente deben ser revisados, aprobados y firmados para asegurar que cumplen su función correctamente y es lo esperado.</text:p>
      <text:p text:style-name="P191"/>
      <text:p text:style-name="P192">Estos criterios de aceptación han sido decididos en un acuerdo común del equipo, teniendo en cuenta las necesidades y ruegos del cliente.</text:p>
      <text:h text:style-name="Título1" text:outline-level="1"><text:bookmark-start text:name="__RefHeading___Toc436_641743559"/>6.<text:s/>Riesgos iniciales<text:bookmark-end text:name="__RefHeading___Toc436_641743559"/><text:span text:style-name="T193"><text:s/>y plan de riesgos</text:span></text:h>
      <text:p text:style-name="Textbody"/>
      <text:p text:style-name="P194">Existen una serie de riesgos iniciales que se han previsto al inicio del proyecto, estos son:</text:p>
      <text:p text:style-name="P195"><text:tab/>-<text:span text:style-name="T196"><text:s/></text:span>Desconocimiento total o parcial sobre los requisitos pedidos por el cliente, debido a un fallo de comunicación o de entendimiento.</text:p>
      <text:p text:style-name="P197">- Plan de acción: Tratar de llegar a un punto de entendimiento con el cliente, a través del dialogo y una comunicación clara y concisa del asunto, presentando los problemas encontrados y tratando de darles una solución óptima y factible para ambas partes.</text:p>
      <text:p text:style-name="P198"/>
      <text:p text:style-name="P199"><text:tab/>-<text:s/>Fallo<text:s/>total o parcial en la entrega de un producto en una iteración, este fallo puede deberse a factores como: falta de planificación, de coordinación o de entendimiento ya sea entre cliente-proveedor como dentro del equipo.</text:p>
      <text:p text:style-name="P200"><text:tab/><text:span text:style-name="T201">- Plan de acción: Llegado al punto en el que sucede un fallo total o parcial en la entrega se tendrán en cuenta los motivos por los cuales se ha llegado a este punto, tratando aprender lo máximo posible de estos errores</text:span><text:span text:style-name="T202">, arreglándolos y evitando</text:span><text:span text:style-name="T203"><text:s/>que vuelvan a suceder</text:span><text:span text:style-name="T204"><text:s/>en futuras iteraciones.</text:span></text:p>
      <text:p text:style-name="P205"/>
      <text:p text:style-name="P206"><text:tab/>-<text:s/>Falta de puntualidad, debido de nuevo tanto a fallos de planificación o coordinación como el no tener en cuenta otras cargas de trabajo como pueden ser otras asignaturas, exámenes etc.</text:p>
      <text:p text:style-name="P207"><text:tab/><text:span text:style-name="T208">- Plan de acción: Proponer soluciones restrictivas en cuanto a la planificación como periodos cerrados para la realización de las actividades imponiendo posibles<text:s/></text:span><text:span text:style-name="T209">“castigos”</text:span><text:span text:style-name="T210"><text:s/>a aquellos que los incumplan como la pérdida de puntos en el cómputo final.</text:span></text:p>
      <text:p text:style-name="P211"/>
      <text:p text:style-name="P212"><text:tab/>-<text:s/>Fallo en el servicio de la solución propuesta al cliente, este fallo a pesar de que esté totalmente fuera de nuestro alcance se contempla ya que puede ocurrir.</text:p>
      <text:p text:style-name="P213"><text:tab/><text:tab/><text:span text:style-name="T214">- Plan de acción: Proponer una nueva solución, tratando de solventar el problema previo.</text:span></text:p>
      <text:p text:style-name="P215"/>
      <text:p text:style-name="P216"/>
      <text:p text:style-name="P217"/>
      <text:p text:style-name="P218"/>
      <text:p text:style-name="P219"/>
      <text:p text:style-name="P220"><text:tab/>-<text:s/>Desmotivación del equipo, en general es necesario un equipo motivado para poder cumplir con los criterios expuestos anteriormente, para ello tratamos de motivarnos y mantener un buen ambiente de<text:s/>trabajo en el equipo.</text:p>
      <text:p text:style-name="P221"><text:tab/><text:span text:style-name="T222">- Plan de acción: Tratar de localizar el problema para la falta de motivación e intentar volver a crear un buen ambiente de trabajo, si es necesario se realizarán actividades de unión entre el equipo (</text:span><text:span text:style-name="T223">teambuilding</text:span><text:span text:style-name="T224">).</text:span></text:p>
      <text:p text:style-name="P225"/>
      <text:p text:style-name="P226"><text:tab/>-<text:s/>Otros factores como:</text:p>
      <text:p text:style-name="P227"><text:span text:style-name="T228">o</text:span><text:span text:style-name="T229"><text:s/></text:span>El abandono del proyecto por parte de algún miembro del equipo (debido a motivos que pueden variar desde situaciones personales como profesionales o económicas)</text:p>
      <text:p text:style-name="P230"><text:span text:style-name="T231">o</text:span><text:span text:style-name="T232"><text:s/></text:span>Riesgos no controlables o relacionados con<text:s/>el entorno (accidentes, enfermedad…)</text:p>
      <text:p text:style-name="P233">- Plan de acción: En el caso de abandono por parte de un miembro del equipo no hay nada que podamos hacer para evitarlo, por tanto, la solución óptima seria adaptarnos al nuevo cambio y tratar de re planificarnos de forma que podamos ser igualmente eficientes.</text:p>
      <text:p text:style-name="P234"/>
      <text:h text:style-name="Título1" text:outline-level="1"><text:bookmark-start text:name="__RefHeading___Toc581_342737938"/>7.<text:s/>Coste<text:bookmark-end text:name="__RefHeading___Toc581_342737938"/></text:h>
      <text:p text:style-name="Textbody"/>
      <text:p text:style-name="Textbody">Este punto se desarrollará en iteraciones posteriores.</text:p>
      <text:p text:style-name="Textbody"/>
      <text:h text:style-name="Título1" text:outline-level="1"><text:bookmark-start text:name="__RefHeading___Toc686_1210340357"/>8. Solución a los requisitos específicos del cliente<text:bookmark-end text:name="__RefHeading___Toc686_1210340357"/></text:h>
      <text:p text:style-name="Textbody"/>
      <text:p text:style-name="Textbody">En la solución que debemos dar a nuestro cliente con el fin de mejorar su gestión y planificación<text:s/>y a su vez cumplir con los requisitos específicos descritos anteriormente (comunicación individual telemática y uso de software de código abierto) hemos llegado al acuerdo de proponerles el uso de las siguientes herramientas software:</text:p>
      <text:p text:style-name="P235"><text:tab/>-<text:s/>Servicio de mensajería en internet<text:s/><text:a xlink:href="https://web.telegram.org/" office:target-frame-name="_top" xlink:show="replace">Telegram</text:a><text:span text:style-name="T236">,</text:span><text:s/>para la comunicación en general y notificaciones urgentes entre el equipo.<text:s/><text:span text:style-name="T237">Telegram</text:span><text:s/>tiene licencia<text:s/><text:a xlink:href="https://www.gnu.org/licenses/licenses.es.html" office:target-frame-name="_top" xlink:show="replace">GNU</text:a>/<text:a xlink:href="https://es.wikipedia.org/wiki/GNU_General_Public_License" office:target-frame-name="_top" xlink:show="replace">GPL</text:a>(<text:span text:style-name="T238">General Public License</text:span>) y sus términos se pueden encontrar<text:s/><text:a xlink:href="https://github.com/DrKLO/Telegram/blob/master/LICENSE" office:target-frame-name="_top" xlink:show="replace">aquí</text:a>.</text:p>
      <text:p text:style-name="P239"><text:tab/>-<text:s/>Cliente de correo<text:s/><text:a xlink:href="https://www.mozilla.org/es-ES/thunderbird/" office:target-frame-name="_top" xlink:show="replace">Thunderbird</text:a><text:span text:style-name="T240">,<text:s/></text:span>desarrollado por la fundación<text:s/><text:span text:style-name="T241">Mozilla</text:span>, para el envío de documentos y la convocatoria de reuniones. La licencia de<text:s/><text:span text:style-name="T242">Thunder</text:span><text:span text:style-name="T243">bird</text:span><text:s/>es<text:s/><text:a xlink:href="https://es.wikipedia.org/wiki/Mozilla_Public_License" office:target-frame-name="_top" xlink:show="replace">MPL</text:a>/<text:a xlink:href="https://es.wikipedia.org/wiki/GNU_General_Public_License" office:target-frame-name="_top" xlink:show="replace">GPL</text:a><text:bookmark-start text:name="_Hlt499140590"/><text:bookmark-start text:name="_Hlt499140591"/><text:bookmark-end text:name="_Hlt499140590"/><text:bookmark-end text:name="_Hlt499140591"/>/<text:a xlink:href="https://es.wikipedia.org/wiki/GNU_Lesser_General_Public_License" office:target-frame-name="_top" xlink:show="replace">LGPL</text:a><text:s/>(<text:span text:style-name="T244">Mozilla P</text:span><text:span text:style-name="T245">ublic License, General Public License, Lesser General Public License)</text:span></text:p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ma" style:display-name="Firma" style:family="paragraph" style:parent-style-name="Standard">
      <style:paragraph-properties text:number-lines="false"/>
      <style:text-properties fo:hyphenate="false"/>
    </style:style>
    <style:style style:name="Saludo" style:display-name="Saludo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Índice1" style:display-name="Índice 1" style:family="paragraph" style:parent-style-name="Index">
      <style:text-properties fo:hyphenate="false"/>
    </style:style>
    <style:style style:name="Índice2" style:display-name="Índice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Índice3" style:display-name="Índice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Andale Sans U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Andale Sans U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201in" fo:margin-left="0.7875in" fo:margin-bottom="0.413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134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4" style:parent-style-name="Fuentedepárrafopredeter." style:family="text">
      <style:text-properties fo:font-style="italic" style:font-style-asian="italic" style:font-style-complex="italic" fo:font-size="8pt" style:font-size-asian="8pt" style:font-size-complex="8pt" fo:language="es" fo:country="ES"/>
    </style:style>
    <style:style style:name="T5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6" style:parent-style-name="Fuentedepárrafopredeter." style:family="text">
      <style:text-properties fo:font-style="italic" style:font-style-asian="italic" style:font-style-complex="italic" fo:font-size="8pt" style:font-size-asian="8pt" style:font-size-complex="8pt" fo:language="es" fo:country="ES"/>
    </style:style>
    <style:style style:name="TableColumn8" style:family="table-column">
      <style:table-column-properties style:column-width="3.3465in" style:use-optimal-column-width="false"/>
    </style:style>
    <style:style style:name="TableColumn9" style:family="table-column">
      <style:table-column-properties style:column-width="3.35in" style:use-optimal-column-width="false"/>
    </style:style>
    <style:style style:name="Table7" style:family="table">
      <style:table-properties style:width="6.696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" style:parent-style-name="Piedepágina" style:family="paragraph">
      <style:text-properties fo:font-style="italic" style:font-style-asian="italic" style:font-style-complex="italic" fo:font-size="8pt" style:font-size-asian="8pt" style:font-size-complex="8pt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" style:parent-style-name="TableContents" style:family="paragraph">
      <style:paragraph-properties fo:text-align="end"/>
    </style:style>
    <style:style style:name="T15" style:parent-style-name="Fuentedepárrafopredeter." style:family="text">
      <style:text-properties fo:font-size="8pt" style:font-size-asian="8pt" style:font-size-complex="8pt"/>
    </style:style>
    <style:style style:name="P16" style:parent-style-name="Piedepágina" style:family="paragraph">
      <style:text-properties fo:font-style="italic" style:font-style-asian="italic" style:font-style-complex="italic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ACTA DE CONSTITUCI</text:span><text:span text:style-name="T4">ÓN</text:span><text:span text:style-name="T5"><text:s/>–<text:s/></text:span><text:span text:style-name="T6">2.1</text:span></text:p>
      </style:header>
      <style:foot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PGPI – grupo 2.2.9</text:p>
            </table:table-cell>
            <table:table-cell table:style-name="TableCell13">
              <text:p text:style-name="P14"><text:span text:style-name="T15"><text:page-number text:fixed="false">6</text:page-number></text:span></text:p>
            </table:table-cell>
          </table:table-row>
        </table:table>
        <text:p text:style-name="P1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s</meta:initial-creator>
    <dc:creator>Andres</dc:creator>
    <meta:creation-date>2009-04-16T11:32:00Z</meta:creation-date>
    <dc:date>2017-12-04T11:12:00Z</dc:date>
    <meta:print-date>2017-12-04T11:12:00Z</meta:print-date>
    <meta:template xlink:href="Normal.dotm" xlink:type="simple"/>
    <meta:editing-cycles>26</meta:editing-cycles>
    <meta:editing-duration>PT4380S</meta:editing-duration>
    <meta:user-defined meta:name="Info 1"/>
    <meta:user-defined meta:name="Info 2"/>
    <meta:user-defined meta:name="Info 3"/>
    <meta:user-defined meta:name="Info 4"/>
    <meta:document-statistic meta:page-count="1" meta:paragraph-count="21" meta:word-count="1620" meta:character-count="10515" meta:row-count="74" meta:non-whitespace-character-count="8916"/>
  </office:meta>
</office:document-meta>
</file>